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ba96" officeooo:paragraph-rsid="000dba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ette semaine nous avons rajouter  la génération de DCA : nom du package, nom des élément du package et leurs attribut primitif.</text:p>
      <text:p text:style-name="P1"/>
      <text:p text:style-name="P1">Nous avons également progresser sur la génération de DCC, notre script PumlDiagram genere actuellement un DCC contenant le nom des element du packages (class,interface,enum…) leurs attributs, leurs constructeur avec les type de leurs paramatres, les methode avec les type de leurs parametre et le type de renvoie de la méthode. Il ne génére pas encores les liaison et les nom des parametres des methode et constructeur.</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2T21:45:43.890646756</meta:creation-date>
    <dc:date>2023-05-12T21:51:29.160070892</dc:date>
    <meta:editing-duration>PT5M46S</meta:editing-duration>
    <meta:editing-cycles>1</meta:editing-cycles>
    <meta:document-statistic meta:table-count="0" meta:image-count="0" meta:object-count="0" meta:page-count="1" meta:paragraph-count="2" meta:word-count="88" meta:character-count="547" meta:non-whitespace-character-count="460"/>
    <meta:generator>LibreOffice/7.3.7.2$Linux_X86_64 LibreOffice_project/30$Build-2</meta:generator>
  </office:meta>
</office:document-meta>
</file>